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erminal" svg:font-family="Terminal"/>
  </office:font-face-decls>
  <office:automatic-styles>
    <style:style style:name="P1" style:family="paragraph" style:parent-style-name="Standard">
      <style:text-properties style:font-name="Calibri" fo:font-size="21pt" fo:font-weight="bold" style:font-size-asian="21pt" style:font-weight-asian="bold" style:font-size-complex="21pt" style:font-weight-complex="bold"/>
    </style:style>
    <style:style style:name="P2" style:family="paragraph" style:parent-style-name="Standard">
      <style:text-properties style:font-name="Calibri" fo:font-size="9pt" style:font-size-asian="9pt" style:font-size-complex="9pt"/>
    </style:style>
    <style:style style:name="P3" style:family="paragraph" style:parent-style-name="Footer">
      <style:text-properties style:font-name="Calibri" officeooo:rsid="000c189f" officeooo:paragraph-rsid="000c189f"/>
    </style:style>
    <style:style style:name="P4" style:family="paragraph" style:parent-style-name="Standard">
      <style:text-properties style:font-name="Calibri" fo:font-style="normal" officeooo:rsid="0009d632" officeooo:paragraph-rsid="0009d632" style:font-style-asian="normal" style:font-style-complex="normal"/>
    </style:style>
    <style:style style:name="P5" style:family="paragraph" style:parent-style-name="Standard" style:list-style-name="L1">
      <style:text-properties style:font-name="Calibri" fo:font-weight="bold" officeooo:rsid="0006521b" officeooo:paragraph-rsid="0006521b" style:font-weight-asian="bold" style:font-weight-complex="bold"/>
    </style:style>
    <style:style style:name="P6" style:family="paragraph" style:parent-style-name="Standard" style:list-style-name="L1">
      <style:text-properties style:font-name="Calibri" fo:font-weight="bold" officeooo:rsid="0006521b" officeooo:paragraph-rsid="000c189f" style:font-weight-asian="bold" style:font-weight-complex="bold"/>
    </style:style>
    <style:style style:name="P7" style:family="paragraph" style:parent-style-name="Standard" style:list-style-name="L1">
      <style:text-properties style:font-name="Calibri" fo:font-weight="normal" officeooo:rsid="0006521b" officeooo:paragraph-rsid="0006521b" style:font-weight-asian="normal" style:font-weight-complex="normal"/>
    </style:style>
    <style:style style:name="P8" style:family="paragraph" style:parent-style-name="Standard" style:list-style-name="L1">
      <style:text-properties style:font-name="Calibri" fo:font-weight="normal" officeooo:rsid="0013c3cb" officeooo:paragraph-rsid="0013c3cb" style:font-weight-asian="normal" style:font-weight-complex="normal"/>
    </style:style>
    <style:style style:name="P9" style:family="paragraph" style:parent-style-name="Standard" style:list-style-name="L1">
      <style:text-properties style:font-name="Calibri" officeooo:rsid="0006521b" officeooo:paragraph-rsid="0006521b"/>
    </style:style>
    <style:style style:name="P10" style:family="paragraph" style:parent-style-name="Standard" style:list-style-name="L1">
      <style:text-properties style:font-name="Calibri" officeooo:rsid="0007589f" officeooo:paragraph-rsid="0007589f"/>
    </style:style>
    <style:style style:name="P11" style:family="paragraph" style:parent-style-name="Standard" style:list-style-name="L1">
      <style:text-properties style:font-name="Calibri" officeooo:rsid="0007589f" officeooo:paragraph-rsid="0009d632"/>
    </style:style>
    <style:style style:name="P12" style:family="paragraph" style:parent-style-name="Standard" style:list-style-name="L1">
      <style:text-properties style:font-name="Calibri" fo:font-style="normal" officeooo:rsid="0009d632" officeooo:paragraph-rsid="0009d632" style:font-style-asian="normal" style:font-style-complex="normal"/>
    </style:style>
    <style:style style:name="P13" style:family="paragraph" style:parent-style-name="Standard" style:list-style-name="L1">
      <style:text-properties style:font-name="Calibri" fo:font-style="normal" fo:font-weight="bold" officeooo:rsid="000c189f" officeooo:paragraph-rsid="000c189f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text-properties style:font-name="Calibri" fo:font-style="normal" fo:font-weight="bold" officeooo:rsid="000c6459" officeooo:paragraph-rsid="000c6459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text-properties style:font-name="Calibri" fo:font-style="normal" fo:font-weight="normal" officeooo:rsid="000c3f37" officeooo:paragraph-rsid="000c3f37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font-name="Calibri" fo:font-style="normal" fo:font-weight="normal" officeooo:rsid="000c3f37" officeooo:paragraph-rsid="000c6459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style:font-name="Calibri" fo:font-style="normal" fo:font-weight="normal" officeooo:rsid="000c6459" officeooo:paragraph-rsid="000c6459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style:font-name="Calibri" fo:font-style="normal" fo:font-weight="normal" officeooo:rsid="000f773e" officeooo:paragraph-rsid="000f773e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font-name="Calibri" fo:font-style="normal" fo:font-weight="normal" officeooo:rsid="00116011" officeooo:paragraph-rsid="00116011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style:font-name="Calibri" fo:font-style="normal" fo:font-weight="normal" officeooo:rsid="00116011" officeooo:paragraph-rsid="0013236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ize="2pt" officeooo:rsid="0006521b" officeooo:paragraph-rsid="0006521b" style:font-size-asian="1.75pt" style:font-size-complex="2pt"/>
    </style:style>
    <style:style style:name="T1" style:family="text">
      <style:text-properties officeooo:rsid="000c6459"/>
    </style:style>
    <style:style style:name="T2" style:family="text">
      <style:text-properties officeooo:rsid="000c189f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officeooo:rsid="000e1893"/>
    </style:style>
    <style:style style:name="T5" style:family="text">
      <style:text-properties style:font-name="Terminal" fo:font-size="8pt" fo:font-style="normal" style:font-size-asian="8pt" style:font-style-asian="normal" style:font-size-complex="8pt" style:font-style-complex="normal"/>
    </style:style>
    <style:style style:name="T6" style:family="text">
      <style:text-properties style:font-name="Terminal" fo:font-size="8pt" fo:font-style="normal" officeooo:rsid="0009d632" style:font-size-asian="8pt" style:font-style-asian="normal" style:font-size-complex="8pt" style:font-style-complex="normal"/>
    </style:style>
    <style:style style:name="T7" style:family="text">
      <style:text-properties style:font-name="Terminal" fo:font-size="8pt" fo:font-style="normal" officeooo:rsid="000b7981" style:font-size-asian="8pt" style:font-style-asian="normal" style:font-size-complex="8pt" style:font-style-complex="normal"/>
    </style:style>
    <style:style style:name="T8" style:family="text">
      <style:text-properties style:font-name="Terminal" fo:font-size="8pt" fo:font-style="normal" officeooo:rsid="000c6459" style:font-size-asian="8pt" style:font-style-asian="normal" style:font-size-complex="8pt" style:font-style-complex="normal"/>
    </style:style>
    <style:style style:name="T9" style:family="text">
      <style:text-properties officeooo:rsid="000c3f37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list xml:id="list2761454012" text:style-name="L1">
        <text:list-item>
          <text:p text:style-name="P5">PART I General game settings</text:p>
          <text:list>
            <text:list-item>
              <text:p text:style-name="P7">The game runs at resolution screen 320×240.</text:p>
            </text:list-item>
            <text:list-item>
              <text:p text:style-name="P7">It is impossible to change the screen resolution.</text:p>
            </text:list-item>
            <text:list-item>
              <text:p text:style-name="P7">It is impossible to get out of the game from any screen but main menu.</text:p>
            </text:list-item>
            <text:list-item>
              <text:p text:style-name="P7">It is impossible to turn the sounds on or off.</text:p>
            </text:list-item>
            <text:list-item>
              <text:p text:style-name="P8">The game uses an official Pixel Fox font for all text.</text:p>
            </text:list-item>
            <text:list-item>
              <text:p text:style-name="P7">Saving and Loading the game is only possible if the game is set to do so.</text:p>
            </text:list-item>
            <text:list-item>
              <text:p text:style-name="P7">Do not display at any point standard Game-Maker game information window.</text:p>
            </text:list-item>
            <text:list-item>
              <text:p text:style-name="P7">The game contains standard Pixel Fox loading bar.</text:p>
            </text:list-item>
            <text:list-item>
              <text:p text:style-name="P7">The game has a 32×32 icon.</text:p>
              <text:p text:style-name="P7"/>
            </text:list-item>
          </text:list>
        </text:list-item>
        <text:list-item>
          <text:p text:style-name="P6">PART I Screens</text:p>
          <text:list>
            <text:list-item>
              <text:p text:style-name="P9"><text:span text:style-name="T2">A</text:span>n opening screen with the PIXEL FOX logo for 100 steps.</text:p>
            </text:list-item>
            <text:list-item>
              <text:p text:style-name="P9"><text:span text:style-name="T2">A</text:span> main menu screen according to the following format:</text:p>
              <text:list>
                <text:list-item>
                  <text:p text:style-name="P10">Background. Behind everything else.</text:p>
                </text:list-item>
                <text:list-item>
                  <text:p text:style-name="P10">Game Logo. Top center of the screen</text:p>
                </text:list-item>
                <text:list-item>
                  <text:p text:style-name="P11">Game info. Under the game logo. The game info contains a breath explanation of how to play and what input methods are used for what purposes. (game-pad, keyboard, mouse). For example:<text:line-break/><text:line-break/><text:span text:style-name="T5">This is a game called THE-GAME, </text:span><text:span text:style-name="T6">move around the maze and </text:span><text:span text:style-name="T5">collect all the coins to win. </text:span><text:span text:style-name="T6">Avoid the monsters and traps. Collect hearts to get 1UP.</text:span><text:span text:style-name="T5"><text:line-break/>- Use the arrow keys to move<text:line-break/>- Jump with Keyboard-Key Z or Game-Pad-Key 1.<text:line-break/>- Hold Keyboard-Key X or Game-Pad-Key </text:span><text:span text:style-name="T7">A</text:span><text:span text:style-name="T5"> to run.<text:line-break/>- Save the game with Keyboard-Key A+S or Game-Pad-Key C.<text:line-break/>- Load a game with Keyboard-Key D+F or Game-Pad-Key D.<text:line-break/>- Clear high-score table with Keyboard-Keys C+V or a long press on Game-Pad-Key 1.<text:line-break/>- </text:span><text:span text:style-name="T6">Exit with </text:span><text:span text:style-name="T5">Keyboard-Key </text:span><text:span text:style-name="T6">Esc </text:span><text:span text:style-name="T5">or Game-Pad-Key </text:span><text:span text:style-name="T8">SELECT</text:span><text:span text:style-name="T5">.<text:line-break/>- </text:span><text:span text:style-name="T6">Press </text:span><text:span text:style-name="T5">Keyboard-Key </text:span><text:span text:style-name="T6">SPACE-BAR </text:span><text:span text:style-name="T5">or Game-Pad-Key </text:span><text:span text:style-name="T6">START to begin the game.</text:span></text:p>
                  <text:p text:style-name="P12"/>
                </text:list-item>
                <text:list-item>
                  <text:p text:style-name="P12">High-score: 15247 (for example)</text:p>
                </text:list-item>
              </text:list>
            </text:list-item>
          </text:list>
        </text:list-item>
      </text:list>
      <text:p text:style-name="P4"/>
      <text:list xml:id="list162633303719468" text:continue-numbering="true" text:style-name="L1">
        <text:list-item>
          <text:p text:style-name="P13">PART III Inputs</text:p>
          <text:list>
            <text:list-item>
              <text:p text:style-name="P19">The game will respond to both <text:span text:style-name="T9">KEYBOARD </text:span>and <text:span text:style-name="T9">GAME-PAD </text:span>in all cases.</text:p>
            </text:list-item>
            <text:list-item>
              <text:p text:style-name="P19">Some games will respond to MOUSE input as well.</text:p>
            </text:list-item>
            <text:list-item>
              <text:p text:style-name="P19">Single player games can be played using <text:span text:style-name="T9">KEYBOARD </text:span>or <text:span text:style-name="T9">GAME-PAD.</text:span></text:p>
            </text:list-item>
            <text:list-item>
              <text:p text:style-name="P20">Multiplayer games will be played by combining MOUSE, <text:span text:style-name="T9">KEYBOARD </text:span>and <text:span text:style-name="T9">GAME-PAD.</text:span></text:p>
            </text:list-item>
            <text:list-item>
              <text:p text:style-name="P15">The following will be the <text:span text:style-name="T1">only inputs the game can read:</text:span></text:p>
            </text:list-item>
            <text:list-item>
              <text:p text:style-name="P15">KEYBOARD</text:p>
              <text:list>
                <text:list-item>
                  <text:p text:style-name="P15"><text:span text:style-name="T1">Arrow keys</text:span> [UP, DOWN, LEFT, RIGHT]</text:p>
                </text:list-item>
                <text:list-item>
                  <text:p text:style-name="P16"><text:span text:style-name="T1">Buttons [</text:span>A, S, D, F<text:span text:style-name="T1">]</text:span></text:p>
                </text:list-item>
                <text:list-item>
                  <text:p text:style-name="P16"><text:span text:style-name="T1">Buttons [</text:span>Z, X, C, V<text:span text:style-name="T1">]</text:span></text:p>
                </text:list-item>
                <text:list-item>
                  <text:p text:style-name="P15">SPACE-BAR</text:p>
                </text:list-item>
                <text:list-item>
                  <text:p text:style-name="P15">ESC</text:p>
                </text:list-item>
              </text:list>
            </text:list-item>
            <text:list-item>
              <text:p text:style-name="P15">GAME-PAD</text:p>
              <text:list>
                <text:list-item>
                  <text:p text:style-name="P16"><text:span text:style-name="T1">Arrow keys</text:span> [UP, DOWN, LEFT, RIGHT]</text:p>
                </text:list-item>
                <text:list-item>
                  <text:p text:style-name="P16"><text:soft-page-break/><text:span text:style-name="T1">Buttons [</text:span>1, 2, 3, 4<text:span text:style-name="T1">]</text:span></text:p>
                </text:list-item>
                <text:list-item>
                  <text:p text:style-name="P16"><text:span text:style-name="T1">Buttons [</text:span>A, B, C, D<text:span text:style-name="T1">]</text:span></text:p>
                </text:list-item>
                <text:list-item>
                  <text:p text:style-name="P17">START</text:p>
                </text:list-item>
                <text:list-item>
                  <text:p text:style-name="P17">SELECT</text:p>
                </text:list-item>
              </text:list>
            </text:list-item>
            <text:list-item>
              <text:p text:style-name="P17">MOUSE</text:p>
              <text:list>
                <text:list-item>
                  <text:p text:style-name="P17">Mouse X</text:p>
                </text:list-item>
                <text:list-item>
                  <text:p text:style-name="P17">Mouse Y</text:p>
                </text:list-item>
                <text:list-item>
                  <text:p text:style-name="P17">Mouse LEFT BUTTON</text:p>
                </text:list-item>
                <text:list-item>
                  <text:p text:style-name="P17">Mouse RIGHT BUTTON</text:p>
                  <text:p text:style-name="P17"/>
                </text:list-item>
              </text:list>
            </text:list-item>
          </text:list>
        </text:list-item>
        <text:list-item>
          <text:p text:style-name="P14">PART IV Standard button functions</text:p>
          <text:list>
            <text:list-item>
              <text:p text:style-name="P17">To avoid confusion it is best to use standard button functions so that the game will be more intuitive.</text:p>
            </text:list-item>
            <text:list-item>
              <text:p text:style-name="P18">Use the arrow keys, or mouse x, y to move.</text:p>
            </text:list-item>
            <text:list-item>
              <text:p text:style-name="P17">Save the game with Keyboard-Key A+S or Game-Pad-Key C.</text:p>
            </text:list-item>
            <text:list-item>
              <text:p text:style-name="P17">Load a game with Keyboard-Key D+F or Game-Pad-Key D.</text:p>
            </text:list-item>
            <text:list-item>
              <text:p text:style-name="P17">Clear high-score table with Keyboard-Key<text:span text:style-name="T4">s</text:span> C+V or <text:span text:style-name="T4">a long press on </text:span>Game-Pad-Key <text:span text:style-name="T4">1</text:span>.</text:p>
            </text:list-item>
            <text:list-item>
              <text:p text:style-name="P17">Exit with Keyboard-Key Esc or Game-Pad-Key SELECT.</text:p>
            </text:list-item>
            <text:list-item>
              <text:p text:style-name="P17">Press Keyboard-Key SPACE-BAR or Game-Pad-Key START to begin the gam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erminal" svg:font-family="Termin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alibri" fo:font-size="21pt" fo:font-weight="bold" style:font-size-asian="21pt" style:font-weight-asian="bold" style:font-size-complex="21pt" style:font-weight-complex="bold"/>
    </style:style>
    <style:style style:name="MP2" style:family="paragraph" style:parent-style-name="Standard">
      <style:text-properties style:font-name="Calibri" fo:font-size="9pt" style:font-size-asian="9pt" style:font-size-complex="9pt"/>
    </style:style>
    <style:style style:name="MP3" style:family="paragraph" style:parent-style-name="Footer">
      <style:text-properties style:font-name="Calibri" officeooo:rsid="000c189f" officeooo:paragraph-rsid="000c189f"/>
    </style:style>
    <style:style style:name="MT1" style:family="text">
      <style:text-properties officeooo:rsid="000c64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ixel Fox <text:span text:style-name="MT1">G</text:span>ames <text:span text:style-name="MT1">S</text:span>tandards</text:p>
        <text:p text:style-name="MP2">Doc. Rev.: 1.0<text:tab/>Written by VLAD FELDFIX</text:p>
      </style:header>
      <style:footer>
        <text:p text:style-name="MP3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0:10:16.079000000</meta:creation-date>
    <dc:date>2024-01-30T16:24:09.837000000</dc:date>
    <meta:editing-duration>PT4H28M10S</meta:editing-duration>
    <meta:editing-cycles>13</meta:editing-cycles>
    <meta:generator>LibreOffice/7.4.7.2$Windows_x86 LibreOffice_project/723314e595e8007d3cf785c16538505a1c878ca5</meta:generator>
    <meta:document-statistic meta:table-count="0" meta:image-count="0" meta:object-count="0" meta:page-count="2" meta:paragraph-count="51" meta:word-count="520" meta:character-count="2890" meta:non-whitespace-character-count="2372"/>
  </office:meta>
</office:document-meta>
</file>